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92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b84700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="0.06pt solid #000000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6" style:family="table-cell" style:parent-style-name="Default">
      <style:table-cell-properties fo:border="0.06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order="0.06pt solid #000000"/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12" style:family="table-cell" style:parent-style-name="Default">
      <style:text-properties fo:font-size="10.5pt" style:font-size-asian="10.5pt" style:font-size-complex="10.5pt"/>
    </style:style>
    <style:style style:name="ce13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1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6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104">
      <style:table-cell-properties fo:background-color="#ffffff"/>
    </style:style>
    <style:style style:name="ce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order-bottom="none" fo:border-left="none" fo:border-right="none" fo:border-top="0.54pt solid #000000"/>
      <style:text-properties fo:font-size="10.5pt" style:font-size-asian="10.5pt" style:font-size-complex="10.5pt"/>
    </style:style>
    <style:style style:name="ce21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MESE:</text:p>
          </table:table-cell>
          <table:table-cell table:style-name="ce9" office:value-type="string" calcext:value-type="string">
            <text:p>MAGGIO</text:p>
          </table:table-cell>
          <table:table-cell table:style-name="ce12" table:number-columns-repeated="8"/>
          <table:table-cell table:style-name="ce22" table:number-columns-repeated="1014"/>
        </table:table-row>
        <table:table-row table:style-name="ro1">
          <table:table-cell table:style-name="ce2" office:value-type="string" calcext:value-type="string">
            <text:p>Giorno</text:p>
          </table:table-cell>
          <table:table-cell table:style-name="ce2" office:value-type="string" calcext:value-type="string">
            <text:p>Scontrini</text:p>
          </table:table-cell>
          <table:table-cell table:style-name="ce2" office:value-type="string" calcext:value-type="string">
            <text:p>Imp. R.C.</text:p>
          </table:table-cell>
          <table:table-cell table:style-name="ce2" office:value-type="string" calcext:value-type="string">
            <text:p>Imp R.C. Netto</text:p>
          </table:table-cell>
          <table:table-cell table:style-name="ce2" office:value-type="string" calcext:value-type="string">
            <text:p>Imp tot</text:p>
          </table:table-cell>
          <table:table-cell table:style-name="ce1" office:value-type="string" calcext:value-type="string">
            <text:p>Scont. COMUN.</text:p>
          </table:table-cell>
          <table:table-cell table:style-name="ce1" office:value-type="string" calcext:value-type="string">
            <text:p>IMP. NETTO</text:p>
          </table:table-cell>
          <table:table-cell table:style-name="ce2" office:value-type="string" calcext:value-type="string">
            <text:p>IMP. IVATO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currency" office:currency="EUR" office:value="0" calcext:value-type="currency">
            <text:p>€ 0,00</text:p>
          </table:table-cell>
          <table:table-cell table:style-name="ce13" table:formula="of:=[.C3]/1.1" office:value-type="currency" office:currency="EUR" office:value="0" calcext:value-type="currency">
            <text:p>€ 0,00</text:p>
          </table:table-cell>
          <table:table-cell table:style-name="ce13" office:value-type="currency" office:currency="EUR" office:value="0" calcext:value-type="currency">
            <text:p>€ 0,0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currency" office:currency="EUR" office:value="0" calcext:value-type="currency">
            <text:p>€ 0,00</text:p>
          </table:table-cell>
          <table:table-cell table:style-name="ce21" table:formula="of:=[.G3]+([.G3]/100*10)" office:value-type="currency" office:currency="EUR" office:value="0" calcext:value-type="currency">
            <text:p>€ 0,0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284" calcext:value-type="float">
            <text:p>284</text:p>
          </table:table-cell>
          <table:table-cell table:style-name="ce13" office:value-type="currency" office:currency="EUR" office:value="695.95" calcext:value-type="currency">
            <text:p>€ 695,95</text:p>
          </table:table-cell>
          <table:table-cell table:style-name="ce13" table:formula="of:=[.C4]/1.1" office:value-type="currency" office:currency="EUR" office:value="632.681818181818" calcext:value-type="currency">
            <text:p>€ 632,68</text:p>
          </table:table-cell>
          <table:table-cell table:style-name="ce13" office:value-type="currency" office:currency="EUR" office:value="792" calcext:value-type="currency">
            <text:p>€ 792,00</text:p>
          </table:table-cell>
          <table:table-cell table:style-name="ce17" table:formula="of:=[.C40]/[.F36]*[.G4]+20" office:value-type="float" office:value="141.463821661981" calcext:value-type="float">
            <text:p>141</text:p>
          </table:table-cell>
          <table:table-cell table:style-name="ce16" table:formula="of:=[.D4]-([.D4]/100*[.F39])" office:value-type="currency" office:currency="EUR" office:value="358.117179409467" calcext:value-type="currency">
            <text:p>€ 358,12</text:p>
          </table:table-cell>
          <table:table-cell table:style-name="ce21" table:formula="of:=[.G4]+([.G4]/100*10)" office:value-type="currency" office:currency="EUR" office:value="393.928897350413" calcext:value-type="currency">
            <text:p>€ 393,9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float" office:value="275" calcext:value-type="float">
            <text:p>275</text:p>
          </table:table-cell>
          <table:table-cell table:style-name="ce13" office:value-type="currency" office:currency="EUR" office:value="803.68" calcext:value-type="currency">
            <text:p>€ 803,68</text:p>
          </table:table-cell>
          <table:table-cell table:style-name="ce13" table:formula="of:=[.C5]/1.1" office:value-type="currency" office:currency="EUR" office:value="730.618181818182" calcext:value-type="currency">
            <text:p>€ 730,62</text:p>
          </table:table-cell>
          <table:table-cell table:style-name="ce13" office:value-type="currency" office:currency="EUR" office:value="824.24" calcext:value-type="currency">
            <text:p>€ 824,24</text:p>
          </table:table-cell>
          <table:table-cell table:style-name="ce17" table:formula="of:=[.C40]/[.F36]*[.G5]+20" office:value-type="float" office:value="160.265887194915" calcext:value-type="float">
            <text:p>160</text:p>
          </table:table-cell>
          <table:table-cell table:style-name="ce16" table:formula="of:=[.D5]-([.D5]/100*[.F39])" office:value-type="currency" office:currency="EUR" office:value="413.552144188232" calcext:value-type="currency">
            <text:p>€ 413,55</text:p>
          </table:table-cell>
          <table:table-cell table:style-name="ce21" table:formula="of:=[.G5]+([.G5]/100*10)" office:value-type="currency" office:currency="EUR" office:value="454.907358607055" calcext:value-type="currency">
            <text:p>€ 454,9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53" calcext:value-type="float">
            <text:p>253</text:p>
          </table:table-cell>
          <table:table-cell table:style-name="ce13" office:value-type="currency" office:currency="EUR" office:value="664.5" calcext:value-type="currency">
            <text:p>€ 664,50</text:p>
          </table:table-cell>
          <table:table-cell table:style-name="ce13" table:formula="of:=[.C6]/1.1" office:value-type="currency" office:currency="EUR" office:value="604.090909090909" calcext:value-type="currency">
            <text:p>€ 604,09</text:p>
          </table:table-cell>
          <table:table-cell table:style-name="ce13" office:value-type="currency" office:currency="EUR" office:value="679" calcext:value-type="currency">
            <text:p>€ 679,00</text:p>
          </table:table-cell>
          <table:table-cell table:style-name="ce17" table:formula="of:=[.C40]/[.F36]*[.G6]+20" office:value-type="float" office:value="135.974868157751" calcext:value-type="float">
            <text:p>136</text:p>
          </table:table-cell>
          <table:table-cell table:style-name="ce16" table:formula="of:=[.D6]-([.D6]/100*[.F39])" office:value-type="currency" office:currency="EUR" office:value="341.933854037777" calcext:value-type="currency">
            <text:p>€ 341,93</text:p>
          </table:table-cell>
          <table:table-cell table:style-name="ce21" table:formula="of:=[.G6]+([.G6]/100*10)" office:value-type="currency" office:currency="EUR" office:value="376.127239441554" calcext:value-type="currency">
            <text:p>€ 376,13</text:p>
          </table:table-cell>
          <table:table-cell table:style-name="ce12"/>
          <table:table-cell table:style-name="ce13"/>
          <table:table-cell table:style-name="ce22"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10" calcext:value-type="float">
            <text:p>210</text:p>
          </table:table-cell>
          <table:table-cell table:style-name="ce13" office:value-type="currency" office:currency="EUR" office:value="440.7" calcext:value-type="currency">
            <text:p>€ 440,70</text:p>
          </table:table-cell>
          <table:table-cell table:style-name="ce13" table:formula="of:=[.C7]/1.1" office:value-type="currency" office:currency="EUR" office:value="400.636363636364" calcext:value-type="currency">
            <text:p>€ 400,64</text:p>
          </table:table-cell>
          <table:table-cell table:style-name="ce13" office:value-type="currency" office:currency="EUR" office:value="600.14" calcext:value-type="currency">
            <text:p>€ 600,14</text:p>
          </table:table-cell>
          <table:table-cell table:style-name="ce17" table:formula="of:=[.C40]/[.F36]*[.G7]+20" office:value-type="float" office:value="96.9151608685037" calcext:value-type="float">
            <text:p>97</text:p>
          </table:table-cell>
          <table:table-cell table:style-name="ce16" table:formula="of:=[.D7]-([.D7]/100*[.F39])" office:value-type="currency" office:currency="EUR" office:value="226.772384461171" calcext:value-type="currency">
            <text:p>€ 226,77</text:p>
          </table:table-cell>
          <table:table-cell table:style-name="ce21" table:formula="of:=[.G7]+([.G7]/100*10)" office:value-type="currency" office:currency="EUR" office:value="249.449622907288" calcext:value-type="currency">
            <text:p>€ 249,4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192" calcext:value-type="float">
            <text:p>192</text:p>
          </table:table-cell>
          <table:table-cell table:style-name="ce13" office:value-type="currency" office:currency="EUR" office:value="410.43" calcext:value-type="currency">
            <text:p>€ 410,43</text:p>
          </table:table-cell>
          <table:table-cell table:style-name="ce13" table:formula="of:=[.C8]/1.1" office:value-type="currency" office:currency="EUR" office:value="373.118181818182" calcext:value-type="currency">
            <text:p>€ 373,12</text:p>
          </table:table-cell>
          <table:table-cell table:style-name="ce13" office:value-type="currency" office:currency="EUR" office:value="552.75" calcext:value-type="currency">
            <text:p>€ 552,75</text:p>
          </table:table-cell>
          <table:table-cell table:style-name="ce17" table:formula="of:=[.C40]/[.F36]*[.G8]+20" office:value-type="float" office:value="91.6321522016337" calcext:value-type="float">
            <text:p>92</text:p>
          </table:table-cell>
          <table:table-cell table:style-name="ce16" table:formula="of:=[.D8]-([.D8]/100*[.F39])" office:value-type="currency" office:currency="EUR" office:value="211.196255399134" calcext:value-type="currency">
            <text:p>€ 211,20</text:p>
          </table:table-cell>
          <table:table-cell table:style-name="ce21" table:formula="of:=[.G8]+([.G8]/100*10)" office:value-type="currency" office:currency="EUR" office:value="232.315880939048" calcext:value-type="currency">
            <text:p>€ 232,3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20" calcext:value-type="float">
            <text:p>220</text:p>
          </table:table-cell>
          <table:table-cell table:style-name="ce13" office:value-type="currency" office:currency="EUR" office:value="550" calcext:value-type="currency">
            <text:p>€ 550,00</text:p>
          </table:table-cell>
          <table:table-cell table:style-name="ce13" table:formula="of:=[.C9]/1.1" office:value-type="currency" office:currency="EUR" office:value="500" calcext:value-type="currency">
            <text:p>€ 500,00</text:p>
          </table:table-cell>
          <table:table-cell table:style-name="ce13" office:value-type="currency" office:currency="EUR" office:value="681.03" calcext:value-type="currency">
            <text:p>€ 681,03</text:p>
          </table:table-cell>
          <table:table-cell table:style-name="ce17" table:formula="of:=[.C40]/[.F36]*[.G9]+20" office:value-type="float" office:value="115.991237752841" calcext:value-type="float">
            <text:p>116</text:p>
          </table:table-cell>
          <table:table-cell table:style-name="ce16" table:formula="of:=[.D9]-([.D9]/100*[.F39])" office:value-type="currency" office:currency="EUR" office:value="283.015229075662" calcext:value-type="currency">
            <text:p>€ 283,02</text:p>
          </table:table-cell>
          <table:table-cell table:style-name="ce21" table:formula="of:=[.G9]+([.G9]/100*10)" office:value-type="currency" office:currency="EUR" office:value="311.316751983228" calcext:value-type="currency">
            <text:p>€ 311,3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00" calcext:value-type="float">
            <text:p>200</text:p>
          </table:table-cell>
          <table:table-cell table:style-name="ce13" office:value-type="currency" office:currency="EUR" office:value="493.56" calcext:value-type="currency">
            <text:p>€ 493,56</text:p>
          </table:table-cell>
          <table:table-cell table:style-name="ce13" table:formula="of:=[.C10]/1.1" office:value-type="currency" office:currency="EUR" office:value="448.690909090909" calcext:value-type="currency">
            <text:p>€ 448,69</text:p>
          </table:table-cell>
          <table:table-cell table:style-name="ce13" office:value-type="currency" office:currency="EUR" office:value="611.26" calcext:value-type="currency">
            <text:p>€ 611,26</text:p>
          </table:table-cell>
          <table:table-cell table:style-name="ce17" table:formula="of:=[.C40]/[.F36]*[.G10]+20" office:value-type="float" office:value="106.140791464168" calcext:value-type="float">
            <text:p>106</text:p>
          </table:table-cell>
          <table:table-cell table:style-name="ce16" table:formula="of:=[.D10]-([.D10]/100*[.F39])" office:value-type="currency" office:currency="EUR" office:value="253.972720841061" calcext:value-type="currency">
            <text:p>€ 253,97</text:p>
          </table:table-cell>
          <table:table-cell table:style-name="ce21" table:formula="of:=[.G10]+([.G10]/100*10)" office:value-type="currency" office:currency="EUR" office:value="279.369992925167" calcext:value-type="currency">
            <text:p>€ 279,3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218" calcext:value-type="float">
            <text:p>218</text:p>
          </table:table-cell>
          <table:table-cell table:style-name="ce13" office:value-type="currency" office:currency="EUR" office:value="556.83" calcext:value-type="currency">
            <text:p>€ 556,83</text:p>
          </table:table-cell>
          <table:table-cell table:style-name="ce13" table:formula="of:=[.C11]/1.1" office:value-type="currency" office:currency="EUR" office:value="506.209090909091" calcext:value-type="currency">
            <text:p>€ 506,21</text:p>
          </table:table-cell>
          <table:table-cell table:style-name="ce13" office:value-type="currency" office:currency="EUR" office:value="660.01" calcext:value-type="currency">
            <text:p>€ 660,01</text:p>
          </table:table-cell>
          <table:table-cell table:style-name="ce17" table:formula="of:=[.C40]/[.F36]*[.G11]+20" office:value-type="float" office:value="117.183274396208" calcext:value-type="float">
            <text:p>117</text:p>
          </table:table-cell>
          <table:table-cell table:style-name="ce16" table:formula="of:=[.D11]-([.D11]/100*[.F39])" office:value-type="currency" office:currency="EUR" office:value="286.529763647638" calcext:value-type="currency">
            <text:p>€ 286,53</text:p>
          </table:table-cell>
          <table:table-cell table:style-name="ce21" table:formula="of:=[.G11]+([.G11]/100*10)" office:value-type="currency" office:currency="EUR" office:value="315.182740012401" calcext:value-type="currency">
            <text:p>€ 315,1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float" office:value="250" calcext:value-type="float">
            <text:p>250</text:p>
          </table:table-cell>
          <table:table-cell table:style-name="ce13" office:value-type="currency" office:currency="EUR" office:value="729.8" calcext:value-type="currency">
            <text:p>€ 729,80</text:p>
          </table:table-cell>
          <table:table-cell table:style-name="ce13" table:formula="of:=[.C12]/1.1" office:value-type="currency" office:currency="EUR" office:value="663.454545454545" calcext:value-type="currency">
            <text:p>€ 663,45</text:p>
          </table:table-cell>
          <table:table-cell table:style-name="ce13" office:value-type="currency" office:currency="EUR" office:value="742.2" calcext:value-type="currency">
            <text:p>€ 742,20</text:p>
          </table:table-cell>
          <table:table-cell table:style-name="ce17" table:formula="of:=[.C40]/[.F36]*[.G12]+20" office:value-type="float" office:value="147.371646021861" calcext:value-type="float">
            <text:p>147</text:p>
          </table:table-cell>
          <table:table-cell table:style-name="ce16" table:formula="of:=[.D12]-([.D12]/100*[.F39])" office:value-type="currency" office:currency="EUR" office:value="375.535480326214" calcext:value-type="currency">
            <text:p>€ 375,54</text:p>
          </table:table-cell>
          <table:table-cell table:style-name="ce21" table:formula="of:=[.G12]+([.G12]/100*10)" office:value-type="currency" office:currency="EUR" office:value="413.089028358836" calcext:value-type="currency">
            <text:p>€ 413,0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65" calcext:value-type="float">
            <text:p>265</text:p>
          </table:table-cell>
          <table:table-cell table:style-name="ce13" office:value-type="currency" office:currency="EUR" office:value="757.72" calcext:value-type="currency">
            <text:p>€ 757,72</text:p>
          </table:table-cell>
          <table:table-cell table:style-name="ce13" table:formula="of:=[.C13]/1.1" office:value-type="currency" office:currency="EUR" office:value="688.836363636364" calcext:value-type="currency">
            <text:p>€ 688,84</text:p>
          </table:table-cell>
          <table:table-cell table:style-name="ce13" office:value-type="currency" office:currency="EUR" office:value="759.01" calcext:value-type="currency">
            <text:p>€ 759,01</text:p>
          </table:table-cell>
          <table:table-cell table:style-name="ce17" table:formula="of:=[.C40]/[.F36]*[.G13]+20" office:value-type="float" office:value="152.244510309241" calcext:value-type="float">
            <text:p>152</text:p>
          </table:table-cell>
          <table:table-cell table:style-name="ce16" table:formula="of:=[.D13]-([.D13]/100*[.F39])" office:value-type="currency" office:currency="EUR" office:value="389.902362500382" calcext:value-type="currency">
            <text:p>€ 389,90</text:p>
          </table:table-cell>
          <table:table-cell table:style-name="ce21" table:formula="of:=[.G13]+([.G13]/100*10)" office:value-type="currency" office:currency="EUR" office:value="428.892598750421" calcext:value-type="currency">
            <text:p>€ 428,8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float" office:value="224" calcext:value-type="float">
            <text:p>224</text:p>
          </table:table-cell>
          <table:table-cell table:style-name="ce13" office:value-type="currency" office:currency="EUR" office:value="523.33" calcext:value-type="currency">
            <text:p>€ 523,33</text:p>
          </table:table-cell>
          <table:table-cell table:style-name="ce13" table:formula="of:=[.C14]/1.1" office:value-type="currency" office:currency="EUR" office:value="475.754545454545" calcext:value-type="currency">
            <text:p>€ 475,75</text:p>
          </table:table-cell>
          <table:table-cell table:style-name="ce13" office:value-type="currency" office:currency="EUR" office:value="666.22" calcext:value-type="currency">
            <text:p>€ 666,22</text:p>
          </table:table-cell>
          <table:table-cell table:style-name="ce17" table:formula="of:=[.C40]/[.F36]*[.G14]+20" office:value-type="float" office:value="111.336535369444" calcext:value-type="float">
            <text:p>111</text:p>
          </table:table-cell>
          <table:table-cell table:style-name="ce16" table:formula="of:=[.D14]-([.D14]/100*[.F39])" office:value-type="currency" office:currency="EUR" office:value="269.291563331211" calcext:value-type="currency">
            <text:p>€ 269,29</text:p>
          </table:table-cell>
          <table:table-cell table:style-name="ce21" table:formula="of:=[.G14]+([.G14]/100*10)" office:value-type="currency" office:currency="EUR" office:value="296.220719664332" calcext:value-type="currency">
            <text:p>€ 296,2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float" office:value="232" calcext:value-type="float">
            <text:p>232</text:p>
          </table:table-cell>
          <table:table-cell table:style-name="ce13" office:value-type="currency" office:currency="EUR" office:value="442.94" calcext:value-type="currency">
            <text:p>€ 442,94</text:p>
          </table:table-cell>
          <table:table-cell table:style-name="ce13" table:formula="of:=[.C15]/1.1" office:value-type="currency" office:currency="EUR" office:value="402.672727272727" calcext:value-type="currency">
            <text:p>€ 402,67</text:p>
          </table:table-cell>
          <table:table-cell table:style-name="ce13" office:value-type="currency" office:currency="EUR" office:value="586.04" calcext:value-type="currency">
            <text:p>€ 586,04</text:p>
          </table:table-cell>
          <table:table-cell table:style-name="ce17" table:formula="of:=[.C40]/[.F36]*[.G15]+20" office:value-type="float" office:value="97.3061070004425" calcext:value-type="float">
            <text:p>97</text:p>
          </table:table-cell>
          <table:table-cell table:style-name="ce16" table:formula="of:=[.D15]-([.D15]/100*[.F39])" office:value-type="currency" office:currency="EUR" office:value="227.925028303225" calcext:value-type="currency">
            <text:p>€ 227,93</text:p>
          </table:table-cell>
          <table:table-cell table:style-name="ce21" table:formula="of:=[.G15]+([.G15]/100*10)" office:value-type="currency" office:currency="EUR" office:value="250.717531133547" calcext:value-type="currency">
            <text:p>€ 250,7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float" office:value="220" calcext:value-type="float">
            <text:p>220</text:p>
          </table:table-cell>
          <table:table-cell table:style-name="ce13" office:value-type="currency" office:currency="EUR" office:value="470.97" calcext:value-type="currency">
            <text:p>€ 470,97</text:p>
          </table:table-cell>
          <table:table-cell table:style-name="ce13" table:formula="of:=[.C16]/1.1" office:value-type="currency" office:currency="EUR" office:value="428.154545454545" calcext:value-type="currency">
            <text:p>€ 428,15</text:p>
          </table:table-cell>
          <table:table-cell table:style-name="ce13" office:value-type="currency" office:currency="EUR" office:value="611.47" calcext:value-type="currency">
            <text:p>€ 611,47</text:p>
          </table:table-cell>
          <table:table-cell table:style-name="ce17" table:formula="of:=[.C40]/[.F36]*[.G16]+20" office:value-type="float" office:value="102.198169535374" calcext:value-type="float">
            <text:p>102</text:p>
          </table:table-cell>
          <table:table-cell table:style-name="ce16" table:formula="of:=[.D16]-([.D16]/100*[.F39])" office:value-type="currency" office:currency="EUR" office:value="242.348513523208" calcext:value-type="currency">
            <text:p>€ 242,35</text:p>
          </table:table-cell>
          <table:table-cell table:style-name="ce21" table:formula="of:=[.G16]+([.G16]/100*10)" office:value-type="currency" office:currency="EUR" office:value="266.583364875529" calcext:value-type="currency">
            <text:p>€ 266,5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float" office:value="222" calcext:value-type="float">
            <text:p>222</text:p>
          </table:table-cell>
          <table:table-cell table:style-name="ce13" office:value-type="currency" office:currency="EUR" office:value="602.74" calcext:value-type="currency">
            <text:p>€ 602,74</text:p>
          </table:table-cell>
          <table:table-cell table:style-name="ce13" table:formula="of:=[.C17]/1.1" office:value-type="currency" office:currency="EUR" office:value="547.945454545455" calcext:value-type="currency">
            <text:p>€ 547,95</text:p>
          </table:table-cell>
          <table:table-cell table:style-name="ce13" office:value-type="currency" office:currency="EUR" office:value="725.15" calcext:value-type="currency">
            <text:p>€ 725,15</text:p>
          </table:table-cell>
          <table:table-cell table:style-name="ce17" table:formula="of:=[.C40]/[.F36]*[.G17]+20" office:value-type="float" office:value="125.195924805722" calcext:value-type="float">
            <text:p>125</text:p>
          </table:table-cell>
          <table:table-cell table:style-name="ce16" table:formula="of:=[.D17]-([.D17]/100*[.F39])" office:value-type="currency" office:currency="EUR" office:value="310.153816678299" calcext:value-type="currency">
            <text:p>€ 310,15</text:p>
          </table:table-cell>
          <table:table-cell table:style-name="ce21" table:formula="of:=[.G17]+([.G17]/100*10)" office:value-type="currency" office:currency="EUR" office:value="341.169198346128" calcext:value-type="currency">
            <text:p>€ 341,1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float" office:value="195" calcext:value-type="float">
            <text:p>195</text:p>
          </table:table-cell>
          <table:table-cell table:style-name="ce13" office:value-type="currency" office:currency="EUR" office:value="465.02" calcext:value-type="currency">
            <text:p>€ 465,02</text:p>
          </table:table-cell>
          <table:table-cell table:style-name="ce13" table:formula="of:=[.C18]/1.1" office:value-type="currency" office:currency="EUR" office:value="422.745454545455" calcext:value-type="currency">
            <text:p>€ 422,75</text:p>
          </table:table-cell>
          <table:table-cell table:style-name="ce13" office:value-type="currency" office:currency="EUR" office:value="627.7" calcext:value-type="currency">
            <text:p>€ 627,70</text:p>
          </table:table-cell>
          <table:table-cell table:style-name="ce17" table:formula="of:=[.C40]/[.F36]*[.G18]+20" office:value-type="float" office:value="101.159718872411" calcext:value-type="float">
            <text:p>101</text:p>
          </table:table-cell>
          <table:table-cell table:style-name="ce16" table:formula="of:=[.D18]-([.D18]/100*[.F39])" office:value-type="currency" office:currency="EUR" office:value="239.286803317753" calcext:value-type="currency">
            <text:p>€ 239,29</text:p>
          </table:table-cell>
          <table:table-cell table:style-name="ce21" table:formula="of:=[.G18]+([.G18]/100*10)" office:value-type="currency" office:currency="EUR" office:value="263.215483649528" calcext:value-type="currency">
            <text:p>€ 263,2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float" office:value="290" calcext:value-type="float">
            <text:p>290</text:p>
          </table:table-cell>
          <table:table-cell table:style-name="ce13" office:value-type="currency" office:currency="EUR" office:value="867.4" calcext:value-type="currency">
            <text:p>€ 867,40</text:p>
          </table:table-cell>
          <table:table-cell table:style-name="ce13" table:formula="of:=[.C19]/1.1" office:value-type="currency" office:currency="EUR" office:value="788.545454545455" calcext:value-type="currency">
            <text:p>€ 788,55</text:p>
          </table:table-cell>
          <table:table-cell table:style-name="ce13" office:value-type="currency" office:currency="EUR" office:value="867.4" calcext:value-type="currency">
            <text:p>€ 867,40</text:p>
          </table:table-cell>
          <table:table-cell table:style-name="ce17" table:formula="of:=[.C40]/[.F36]*[.G19]+20" office:value-type="float" office:value="171.38690841239" calcext:value-type="float">
            <text:p>171</text:p>
          </table:table-cell>
          <table:table-cell table:style-name="ce16" table:formula="of:=[.D19]-([.D19]/100*[.F39])" office:value-type="currency" office:currency="EUR" office:value="446.340744909507" calcext:value-type="currency">
            <text:p>€ 446,34</text:p>
          </table:table-cell>
          <table:table-cell table:style-name="ce21" table:formula="of:=[.G19]+([.G19]/100*10)" office:value-type="currency" office:currency="EUR" office:value="490.974819400458" calcext:value-type="currency">
            <text:p>€ 490,9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float" office:value="262" calcext:value-type="float">
            <text:p>262</text:p>
          </table:table-cell>
          <table:table-cell table:style-name="ce13" office:value-type="currency" office:currency="EUR" office:value="714.5" calcext:value-type="currency">
            <text:p>€ 714,50</text:p>
          </table:table-cell>
          <table:table-cell table:style-name="ce13" table:formula="of:=[.C20]/1.1" office:value-type="currency" office:currency="EUR" office:value="649.545454545455" calcext:value-type="currency">
            <text:p>€ 649,55</text:p>
          </table:table-cell>
          <table:table-cell table:style-name="ce13" office:value-type="currency" office:currency="EUR" office:value="714.5" calcext:value-type="currency">
            <text:p>€ 714,50</text:p>
          </table:table-cell>
          <table:table-cell table:style-name="ce17" table:formula="of:=[.C40]/[.F36]*[.G20]+20" office:value-type="float" office:value="144.7013443171" calcext:value-type="float">
            <text:p>145</text:p>
          </table:table-cell>
          <table:table-cell table:style-name="ce16" table:formula="of:=[.D20]-([.D20]/100*[.F39])" office:value-type="currency" office:currency="EUR" office:value="367.662511226473" calcext:value-type="currency">
            <text:p>€ 367,66</text:p>
          </table:table-cell>
          <table:table-cell table:style-name="ce21" table:formula="of:=[.G20]+([.G20]/100*10)" office:value-type="currency" office:currency="EUR" office:value="404.42876234912" calcext:value-type="currency">
            <text:p>€ 404,4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float" office:value="201" calcext:value-type="float">
            <text:p>201</text:p>
          </table:table-cell>
          <table:table-cell table:style-name="ce13" office:value-type="currency" office:currency="EUR" office:value="434.82" calcext:value-type="currency">
            <text:p>€ 434,82</text:p>
          </table:table-cell>
          <table:table-cell table:style-name="ce13" table:formula="of:=[.C21]/1.1" office:value-type="currency" office:currency="EUR" office:value="395.290909090909" calcext:value-type="currency">
            <text:p>€ 395,29</text:p>
          </table:table-cell>
          <table:table-cell table:style-name="ce13" office:value-type="currency" office:currency="EUR" office:value="580.57" calcext:value-type="currency">
            <text:p>€ 580,57</text:p>
          </table:table-cell>
          <table:table-cell table:style-name="ce17" table:formula="of:=[.C40]/[.F36]*[.G21]+20" office:value-type="float" office:value="95.8889272721642" calcext:value-type="float">
            <text:p>96</text:p>
          </table:table-cell>
          <table:table-cell table:style-name="ce16" table:formula="of:=[.D21]-([.D21]/100*[.F39])" office:value-type="currency" office:currency="EUR" office:value="223.74669437578" calcext:value-type="currency">
            <text:p>€ 223,75</text:p>
          </table:table-cell>
          <table:table-cell table:style-name="ce21" table:formula="of:=[.G21]+([.G21]/100*10)" office:value-type="currency" office:currency="EUR" office:value="246.121363813358" calcext:value-type="currency">
            <text:p>€ 246,1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float" office:value="210" calcext:value-type="float">
            <text:p>210</text:p>
          </table:table-cell>
          <table:table-cell table:style-name="ce13" office:value-type="currency" office:currency="EUR" office:value="517.17" calcext:value-type="currency">
            <text:p>€ 517,17</text:p>
          </table:table-cell>
          <table:table-cell table:style-name="ce13" table:formula="of:=[.C22]/1.1" office:value-type="currency" office:currency="EUR" office:value="470.154545454545" calcext:value-type="currency">
            <text:p>€ 470,15</text:p>
          </table:table-cell>
          <table:table-cell table:style-name="ce13" office:value-type="currency" office:currency="EUR" office:value="610.52" calcext:value-type="currency">
            <text:p>€ 610,52</text:p>
          </table:table-cell>
          <table:table-cell table:style-name="ce17" table:formula="of:=[.C40]/[.F36]*[.G22]+20" office:value-type="float" office:value="110.261433506612" calcext:value-type="float">
            <text:p>110</text:p>
          </table:table-cell>
          <table:table-cell table:style-name="ce16" table:formula="of:=[.D22]-([.D22]/100*[.F39])" office:value-type="currency" office:currency="EUR" office:value="266.121792765563" calcext:value-type="currency">
            <text:p>€ 266,12</text:p>
          </table:table-cell>
          <table:table-cell table:style-name="ce21" table:formula="of:=[.G22]+([.G22]/100*10)" office:value-type="currency" office:currency="EUR" office:value="292.73397204212" calcext:value-type="currency">
            <text:p>€ 292,7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float" office:value="183" calcext:value-type="float">
            <text:p>183</text:p>
          </table:table-cell>
          <table:table-cell table:style-name="ce13" office:value-type="currency" office:currency="EUR" office:value="352.32" calcext:value-type="currency">
            <text:p>€ 352,32</text:p>
          </table:table-cell>
          <table:table-cell table:style-name="ce13" table:formula="of:=[.C23]/1.1" office:value-type="currency" office:currency="EUR" office:value="320.290909090909" calcext:value-type="currency">
            <text:p>€ 320,29</text:p>
          </table:table-cell>
          <table:table-cell table:style-name="ce13" office:value-type="currency" office:currency="EUR" office:value="502.1" calcext:value-type="currency">
            <text:p>€ 502,10</text:p>
          </table:table-cell>
          <table:table-cell table:style-name="ce17" table:formula="of:=[.C40]/[.F36]*[.G23]+20" office:value-type="float" office:value="81.4902416092381" calcext:value-type="float">
            <text:p>81</text:p>
          </table:table-cell>
          <table:table-cell table:style-name="ce16" table:formula="of:=[.D23]-([.D23]/100*[.F39])" office:value-type="currency" office:currency="EUR" office:value="181.294410014431" calcext:value-type="currency">
            <text:p>€ 181,29</text:p>
          </table:table-cell>
          <table:table-cell table:style-name="ce21" table:formula="of:=[.G23]+([.G23]/100*10)" office:value-type="currency" office:currency="EUR" office:value="199.423851015874" calcext:value-type="currency">
            <text:p>€ 199,4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float" office:value="217" calcext:value-type="float">
            <text:p>217</text:p>
          </table:table-cell>
          <table:table-cell table:style-name="ce13" office:value-type="currency" office:currency="EUR" office:value="483.68" calcext:value-type="currency">
            <text:p>€ 483,68</text:p>
          </table:table-cell>
          <table:table-cell table:style-name="ce13" table:formula="of:=[.C24]/1.1" office:value-type="currency" office:currency="EUR" office:value="439.709090909091" calcext:value-type="currency">
            <text:p>€ 439,71</text:p>
          </table:table-cell>
          <table:table-cell table:style-name="ce13" office:value-type="currency" office:currency="EUR" office:value="644.25" calcext:value-type="currency">
            <text:p>€ 644,25</text:p>
          </table:table-cell>
          <table:table-cell table:style-name="ce17" table:formula="of:=[.C40]/[.F36]*[.G24]+20" office:value-type="float" office:value="104.41643977508" calcext:value-type="float">
            <text:p>104</text:p>
          </table:table-cell>
          <table:table-cell table:style-name="ce16" table:formula="of:=[.D24]-([.D24]/100*[.F39])" office:value-type="currency" office:currency="EUR" office:value="248.888738180575" calcext:value-type="currency">
            <text:p>€ 248,89</text:p>
          </table:table-cell>
          <table:table-cell table:style-name="ce21" table:formula="of:=[.G24]+([.G24]/100*10)" office:value-type="currency" office:currency="EUR" office:value="273.777611998632" calcext:value-type="currency">
            <text:p>€ 273,7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float" office:value="246" calcext:value-type="float">
            <text:p>246</text:p>
          </table:table-cell>
          <table:table-cell table:style-name="ce13" office:value-type="currency" office:currency="EUR" office:value="619.04" calcext:value-type="currency">
            <text:p>€ 619,04</text:p>
          </table:table-cell>
          <table:table-cell table:style-name="ce13" table:formula="of:=[.C25]/1.1" office:value-type="currency" office:currency="EUR" office:value="562.763636363636" calcext:value-type="currency">
            <text:p>€ 562,76</text:p>
          </table:table-cell>
          <table:table-cell table:style-name="ce13" office:value-type="currency" office:currency="EUR" office:value="709.47" calcext:value-type="currency">
            <text:p>€ 709,47</text:p>
          </table:table-cell>
          <table:table-cell table:style-name="ce17" table:formula="of:=[.C40]/[.F36]*[.G25]+20" office:value-type="float" office:value="128.04075603367" calcext:value-type="float">
            <text:p>128</text:p>
          </table:table-cell>
          <table:table-cell table:style-name="ce16" table:formula="of:=[.D25]-([.D25]/100*[.F39])" office:value-type="currency" office:currency="EUR" office:value="318.541358921814" calcext:value-type="currency">
            <text:p>€ 318,54</text:p>
          </table:table-cell>
          <table:table-cell table:style-name="ce21" table:formula="of:=[.G25]+([.G25]/100*10)" office:value-type="currency" office:currency="EUR" office:value="350.395494813995" calcext:value-type="currency">
            <text:p>€ 350,4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float" office:value="281" calcext:value-type="float">
            <text:p>281</text:p>
          </table:table-cell>
          <table:table-cell table:style-name="ce13" office:value-type="currency" office:currency="EUR" office:value="784.02" calcext:value-type="currency">
            <text:p>€ 784,02</text:p>
          </table:table-cell>
          <table:table-cell table:style-name="ce13" table:formula="of:=[.C26]/1.1" office:value-type="currency" office:currency="EUR" office:value="712.745454545454" calcext:value-type="currency">
            <text:p>€ 712,75</text:p>
          </table:table-cell>
          <table:table-cell table:style-name="ce13" office:value-type="currency" office:currency="EUR" office:value="800.31" calcext:value-type="currency">
            <text:p>€ 800,31</text:p>
          </table:table-cell>
          <table:table-cell table:style-name="ce17" table:formula="of:=[.C40]/[.F36]*[.G26]+20" office:value-type="float" office:value="156.834636769059" calcext:value-type="float">
            <text:p>157</text:p>
          </table:table-cell>
          <table:table-cell table:style-name="ce16" table:formula="of:=[.D26]-([.D26]/100*[.F39])" office:value-type="currency" office:currency="EUR" office:value="403.435636181637" calcext:value-type="currency">
            <text:p>€ 403,44</text:p>
          </table:table-cell>
          <table:table-cell table:style-name="ce21" table:formula="of:=[.G26]+([.G26]/100*10)" office:value-type="currency" office:currency="EUR" office:value="443.7791997998" calcext:value-type="currency">
            <text:p>€ 443,7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float" office:value="226" calcext:value-type="float">
            <text:p>226</text:p>
          </table:table-cell>
          <table:table-cell table:style-name="ce13" office:value-type="currency" office:currency="EUR" office:value="685.5" calcext:value-type="currency">
            <text:p>€ 685,50</text:p>
          </table:table-cell>
          <table:table-cell table:style-name="ce13" table:formula="of:=[.C27]/1.1" office:value-type="currency" office:currency="EUR" office:value="623.181818181818" calcext:value-type="currency">
            <text:p>€ 623,18</text:p>
          </table:table-cell>
          <table:table-cell table:style-name="ce13" office:value-type="currency" office:currency="EUR" office:value="685.5" calcext:value-type="currency">
            <text:p>€ 685,50</text:p>
          </table:table-cell>
          <table:table-cell table:style-name="ce17" table:formula="of:=[.C40]/[.F36]*[.G27]+20" office:value-type="float" office:value="139.639988144677" calcext:value-type="float">
            <text:p>140</text:p>
          </table:table-cell>
          <table:table-cell table:style-name="ce16" table:formula="of:=[.D27]-([.D27]/100*[.F39])" office:value-type="currency" office:currency="EUR" office:value="352.739890057029" calcext:value-type="currency">
            <text:p>€ 352,74</text:p>
          </table:table-cell>
          <table:table-cell table:style-name="ce21" table:formula="of:=[.G27]+([.G27]/100*10)" office:value-type="currency" office:currency="EUR" office:value="388.013879062732" calcext:value-type="currency">
            <text:p>€ 388,0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float" office:value="289" calcext:value-type="float">
            <text:p>289</text:p>
          </table:table-cell>
          <table:table-cell table:style-name="ce13" office:value-type="currency" office:currency="EUR" office:value="803.21" calcext:value-type="currency">
            <text:p>€ 803,21</text:p>
          </table:table-cell>
          <table:table-cell table:style-name="ce13" table:formula="of:=[.C28]/1.1" office:value-type="currency" office:currency="EUR" office:value="730.190909090909" calcext:value-type="currency">
            <text:p>€ 730,19</text:p>
          </table:table-cell>
          <table:table-cell table:style-name="ce13" office:value-type="currency" office:currency="EUR" office:value="930.14" calcext:value-type="currency">
            <text:p>€ 930,14</text:p>
          </table:table-cell>
          <table:table-cell table:style-name="ce17" table:formula="of:=[.C40]/[.F36]*[.G28]+20" office:value-type="float" office:value="160.183858319017" calcext:value-type="float">
            <text:p>160</text:p>
          </table:table-cell>
          <table:table-cell table:style-name="ce16" table:formula="of:=[.D28]-([.D28]/100*[.F39])" office:value-type="currency" office:currency="EUR" office:value="413.310294810658" calcext:value-type="currency">
            <text:p>€ 413,31</text:p>
          </table:table-cell>
          <table:table-cell table:style-name="ce21" table:formula="of:=[.G28]+([.G28]/100*10)" office:value-type="currency" office:currency="EUR" office:value="454.641324291724" calcext:value-type="currency">
            <text:p>€ 454,6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float" office:value="225" calcext:value-type="float">
            <text:p>225</text:p>
          </table:table-cell>
          <table:table-cell table:style-name="ce13" office:value-type="currency" office:currency="EUR" office:value="456.04" calcext:value-type="currency">
            <text:p>€ 456,04</text:p>
          </table:table-cell>
          <table:table-cell table:style-name="ce13" table:formula="of:=[.C29]/1.1" office:value-type="currency" office:currency="EUR" office:value="414.581818181818" calcext:value-type="currency">
            <text:p>€ 414,58</text:p>
          </table:table-cell>
          <table:table-cell table:style-name="ce13" office:value-type="currency" office:currency="EUR" office:value="608.28" calcext:value-type="currency">
            <text:p>€ 608,28</text:p>
          </table:table-cell>
          <table:table-cell table:style-name="ce17" table:formula="of:=[.C40]/[.F36]*[.G29]+20" office:value-type="float" office:value="99.592443754192" calcext:value-type="float">
            <text:p>100</text:p>
          </table:table-cell>
          <table:table-cell table:style-name="ce16" table:formula="of:=[.D29]-([.D29]/100*[.F39])" office:value-type="currency" office:currency="EUR" office:value="234.665936486663" calcext:value-type="currency">
            <text:p>€ 234,67</text:p>
          </table:table-cell>
          <table:table-cell table:style-name="ce21" table:formula="of:=[.G29]+([.G29]/100*10)" office:value-type="currency" office:currency="EUR" office:value="258.132530135329" calcext:value-type="currency">
            <text:p>€ 258,1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float" office:value="201" calcext:value-type="float">
            <text:p>201</text:p>
          </table:table-cell>
          <table:table-cell table:style-name="ce13" office:value-type="currency" office:currency="EUR" office:value="558.07" calcext:value-type="currency">
            <text:p>€ 558,07</text:p>
          </table:table-cell>
          <table:table-cell table:style-name="ce13" table:formula="of:=[.C30]/1.1" office:value-type="currency" office:currency="EUR" office:value="507.336363636364" calcext:value-type="currency">
            <text:p>€ 507,34</text:p>
          </table:table-cell>
          <table:table-cell table:style-name="ce13" office:value-type="currency" office:currency="EUR" office:value="701.12" calcext:value-type="currency">
            <text:p>€ 701,12</text:p>
          </table:table-cell>
          <table:table-cell table:style-name="ce17" table:formula="of:=[.C40]/[.F36]*[.G30]+20" office:value-type="float" office:value="117.39969100496" calcext:value-type="float">
            <text:p>117</text:p>
          </table:table-cell>
          <table:table-cell table:style-name="ce16" table:formula="of:=[.D30]-([.D30]/100*[.F39])" office:value-type="currency" office:currency="EUR" office:value="287.167834345917" calcext:value-type="currency">
            <text:p>€ 287,17</text:p>
          </table:table-cell>
          <table:table-cell table:style-name="ce21" table:formula="of:=[.G30]+([.G30]/100*10)" office:value-type="currency" office:currency="EUR" office:value="315.884617780509" calcext:value-type="currency">
            <text:p>€ 315,8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551.44" calcext:value-type="float">
            <text:p>551,44</text:p>
          </table:table-cell>
          <table:table-cell table:style-name="ce13" table:formula="of:=[.C31]/1.1" office:value-type="currency" office:currency="EUR" office:value="501.309090909091" calcext:value-type="currency">
            <text:p>€ 501,31</text:p>
          </table:table-cell>
          <table:table-cell table:style-name="ce13" office:value-type="currency" office:currency="EUR" office:value="714.98" calcext:value-type="currency">
            <text:p>€ 714,98</text:p>
          </table:table-cell>
          <table:table-cell table:style-name="ce17" table:formula="of:=[.C40]/[.F36]*[.G31]+20" office:value-type="float" office:value="116.24256026623" calcext:value-type="float">
            <text:p>116</text:p>
          </table:table-cell>
          <table:table-cell table:style-name="ce16" table:formula="of:=[.D31]-([.D31]/100*[.F39])" office:value-type="currency" office:currency="EUR" office:value="283.756214402696" calcext:value-type="currency">
            <text:p>€ 283,76</text:p>
          </table:table-cell>
          <table:table-cell table:style-name="ce21" table:formula="of:=[.G31]+([.G31]/100*10)" office:value-type="currency" office:currency="EUR" office:value="312.131835842966" calcext:value-type="currency">
            <text:p>€ 312,1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698.48" calcext:value-type="float">
            <text:p>698,48</text:p>
          </table:table-cell>
          <table:table-cell table:style-name="ce13" table:formula="of:=[.C32]/1.1" office:value-type="currency" office:currency="EUR" office:value="634.981818181818" calcext:value-type="currency">
            <text:p>€ 634,98</text:p>
          </table:table-cell>
          <table:table-cell table:style-name="ce13" office:value-type="currency" office:currency="EUR" office:value="789.35" calcext:value-type="currency">
            <text:p>€ 789,35</text:p>
          </table:table-cell>
          <table:table-cell table:style-name="ce17" table:formula="of:=[.C40]/[.F36]*[.G32]+20" office:value-type="float" office:value="141.905381355644" calcext:value-type="float">
            <text:p>142</text:p>
          </table:table-cell>
          <table:table-cell table:style-name="ce16" table:formula="of:=[.D32]-([.D32]/100*[.F39])" office:value-type="currency" office:currency="EUR" office:value="359.419049463215" calcext:value-type="currency">
            <text:p>€ 359,42</text:p>
          </table:table-cell>
          <table:table-cell table:style-name="ce21" table:formula="of:=[.G32]+([.G32]/100*10)" office:value-type="currency" office:currency="EUR" office:value="395.360954409536" calcext:value-type="currency">
            <text:p>€ 395,3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848.19" calcext:value-type="float">
            <text:p>848,19</text:p>
          </table:table-cell>
          <table:table-cell table:style-name="ce13" table:formula="of:=[.C33]/1.1" office:value-type="currency" office:currency="EUR" office:value="771.081818181818" calcext:value-type="currency">
            <text:p>€ 771,08</text:p>
          </table:table-cell>
          <table:table-cell table:style-name="ce13" office:value-type="currency" office:currency="EUR" office:value="876.93" calcext:value-type="currency">
            <text:p>€ 876,93</text:p>
          </table:table-cell>
          <table:table-cell table:style-name="ce17" table:formula="of:=[.C40]/[.F36]*[.G33]+20" office:value-type="float" office:value="168.034196271968" calcext:value-type="float">
            <text:p>168</text:p>
          </table:table-cell>
          <table:table-cell table:style-name="ce16" table:formula="of:=[.D33]-([.D33]/100*[.F39])" office:value-type="currency" office:currency="EUR" office:value="436.45579481761" calcext:value-type="currency">
            <text:p>€ 436,46</text:p>
          </table:table-cell>
          <table:table-cell table:style-name="ce21" table:formula="of:=[.G33]+([.G33]/100*10)" office:value-type="currency" office:currency="EUR" office:value="480.101374299371" calcext:value-type="currency">
            <text:p>€ 480,1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style-name="ce10" table:formula="of:=SUM([.B3:.B33])" office:value-type="float" office:value="7073" calcext:value-type="float">
            <text:p>7073</text:p>
          </table:table-cell>
          <table:table-cell table:style-name="ce13" table:formula="of:=SUM([.C3:.C33])" office:value-type="currency" office:currency="EUR" office:value="17982.05" calcext:value-type="currency">
            <text:p>€ 17.982,05</text:p>
          </table:table-cell>
          <table:table-cell table:style-name="ce13" table:formula="of:=[.C34]/1.1" office:value-type="currency" office:currency="EUR" office:value="16347.3181818182" calcext:value-type="currency">
            <text:p>€ 16.347,32</text:p>
          </table:table-cell>
          <table:table-cell table:style-name="ce13" table:formula="of:=SUM([.E3:.E33])" office:value-type="currency" office:currency="EUR" office:value="20853.64" calcext:value-type="currency">
            <text:p>€ 20.853,64</text:p>
          </table:table-cell>
          <table:table-cell table:style-name="ce17" table:formula="of:=SUM([.F3:.F33])" office:value-type="float" office:value="3738.3986124245" calcext:value-type="float">
            <text:p>3738</text:p>
          </table:table-cell>
          <table:table-cell table:style-name="ce13" table:formula="of:=SUM([.G3:.G33])" office:value-type="currency" office:currency="EUR" office:value="9253.08" calcext:value-type="currency">
            <text:p>€ 9.253,08</text:p>
          </table:table-cell>
          <table:table-cell table:style-name="ce21" table:formula="of:=SUM([.H3:.H33])" office:value-type="currency" office:currency="EUR" office:value="10178.388" calcext:value-type="currency">
            <text:p>€ 10.178,3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number-columns-repeated="6"/>
          <table:table-cell table:style-name="ce20" table:number-columns-repeated="2"/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5" office:value-type="string" calcext:value-type="string" table:number-columns-spanned="2" table:number-rows-spanned="1">
            <text:p>TOTALE A.P. NETTO IVA</text:p>
          </table:table-cell>
          <table:covered-table-cell table:style-name="ce11"/>
          <table:table-cell table:style-name="ce14" office:value-type="currency" office:currency="EUR" office:value="12205.61" calcext:value-type="currency">
            <text:p>€ 12.205,61</text:p>
          </table:table-cell>
          <table:table-cell table:style-name="ce8" office:value-type="string" calcext:value-type="string" table:number-columns-spanned="2" table:number-rows-spanned="1">
            <text:p>TOTALE NETTO IVA</text:p>
          </table:table-cell>
          <table:covered-table-cell table:style-name="ce8"/>
          <table:table-cell table:style-name="ce16" table:formula="of:=[.C37]" office:value-type="currency" office:currency="EUR" office:value="9253.08" calcext:value-type="currency">
            <text:p>€ 9.253,08</text:p>
          </table:table-cell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TOTALE ANNO IN CORSO</text:p>
          </table:table-cell>
          <table:covered-table-cell table:style-name="ce11"/>
          <table:table-cell table:style-name="ce14" office:value-type="currency" office:currency="EUR" office:value="9253.08" calcext:value-type="currency">
            <text:p>€ 9.253,08</text:p>
          </table:table-cell>
          <table:table-cell table:style-name="ce8" table:number-columns-repeated="2"/>
          <table:table-cell table:style-name="ce16"/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DIFFERENZA %</text:p>
          </table:table-cell>
          <table:covered-table-cell table:style-name="ce11"/>
          <table:table-cell table:style-name="ce15" office:value-type="percentage" office:value="-0.1" calcext:value-type="percentage">
            <text:p>-10,00%</text:p>
          </table:table-cell>
          <table:table-cell table:style-name="ce8" table:number-columns-repeated="2"/>
          <table:table-cell table:style-name="ce16"/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7" office:value-type="string" calcext:value-type="string" table:number-columns-spanned="2" table:number-rows-spanned="1">
            <text:p>SCONTR. MEDIO</text:p>
          </table:table-cell>
          <table:covered-table-cell table:style-name="ce11"/>
          <table:table-cell table:style-name="ce16" table:formula="of:=[.E34]/[.B34]" office:value-type="currency" office:currency="EUR" office:value="2.9483444083133" calcext:value-type="currency">
            <text:p>€ 2,95</text:p>
          </table:table-cell>
          <table:table-cell table:style-name="ce7" office:value-type="string" calcext:value-type="string" table:number-columns-spanned="2" table:number-rows-spanned="1">
            <text:p>% RISPETTO AL REALE</text:p>
          </table:table-cell>
          <table:covered-table-cell table:style-name="ce1"/>
          <table:table-cell table:style-name="ce19" table:formula="of:=(([.D34]-[.F36])/[.D34])*100" office:value-type="float" office:value="43.3969541848677" calcext:value-type="float">
            <text:p>43,3969541849</text:p>
          </table:table-cell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8" office:value-type="string" calcext:value-type="string" table:number-columns-spanned="2" table:number-rows-spanned="1">
            <text:p>NUMERO SCONTRINI</text:p>
          </table:table-cell>
          <table:covered-table-cell table:style-name="ce11"/>
          <table:table-cell table:style-name="ce17" table:formula="of:=[.F36]/[.C39]" office:value-type="float" office:value="3138.3986124245" calcext:value-type="float">
            <text:p>3138</text:p>
          </table:table-cell>
          <table:table-cell table:style-name="ce12" table:number-columns-repeated="3"/>
          <table:table-cell table:number-columns-repeated="2"/>
          <table:table-cell table:style-name="ce12" table:number-columns-repeated="2"/>
          <table:table-cell table:style-name="ce22"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ontrino medio</text:p>
          </table:table-cell>
          <table:table-cell/>
          <table:table-cell table:style-name="ce18" table:formula="of:=[.H34]/[.F34]" office:value-type="currency" office:currency="EUR" office:value="2.72265990206938" calcext:value-type="currency">
            <text:p>€ 2,72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5">
      <number:number number:decimal-places="4" number:min-integer-digits="1"/>
      <number:text>%</number:text>
    </number:percentage-style>
    <number:percentage-style style:name="N106">
      <number:number number:decimal-places="6" number:min-integer-digits="1"/>
      <number:text>%</number:text>
    </number:percentage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.</number:text>
      <number:seconds number:style="long"/>
    </number:time-style>
    <number:time-style style:name="N11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3">
      <number:minutes number:style="long"/>
      <number:text>.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2-12-03T21:55:54</meta:creation-date>
    <dc:date>2014-06-15T22:39:38.638980389</dc:date>
    <dc:creator>Matteo </dc:creator>
    <meta:editing-duration>PT10H24M46S</meta:editing-duration>
    <meta:editing-cycles>57</meta:editing-cycles>
    <meta:generator>LibreOffice/4.1.3.2$Linux_X86_64 LibreOffice_project/410m0$Build-2</meta:generator>
    <meta:document-statistic meta:table-count="1" meta:cell-count="282" meta:object-count="0"/>
  </office:meta>
</office:document-meta>
</file>